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5D4F2715C9AB03AC6F.png" manifest:media-type="image/png"/>
  <manifest:file-entry manifest:full-path="Pictures/100002010000049D0000010C473D8B7E508FD1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1c1c1c" style:font-name="Roboto" fo:font-size="50pt" style:font-size-asian="50pt" style:font-size-complex="5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Nimbus Mono1"/>
    </style:style>
    <style:style style:name="T1" style:family="text">
      <style:text-properties fo:color="#1c1c1c" style:font-name="Roboto" fo:font-size="50pt" style:font-size-asian="50pt" style:font-size-complex="50pt"/>
    </style:style>
    <style:style style:name="T2" style:family="text">
      <style:text-properties style:font-name="Nimbu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</office:automatic-styles>
  <office:body>
    <office:presentation>
      <presentation:footer-decl presentation:name="ftr1">Vanessa Böhrk - Tutorium Hardwarenahe Softwareentwicklung</presentation:footer-decl>
      <presentation:date-time-decl presentation:name="dtd1" presentation:source="fixed">28.04.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><text:span text:style-name="T1">Call By Referenz or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Call By Valu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Übergabe an Funktion ist Wert einer Variable</text:p>
              </text:list-item>
              <text:list-item>
                <text:p>Wert der Variable bleibt unberührt</text:p>
              </text:list-item>
              <text:list-item>
                <text:p>Typischerweise bei Funktionen mit Rückgab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Beispiel</text:p>
          </draw:text-box>
        </draw:frame>
        <draw:frame presentation:style-name="pr4" draw:layer="layout" svg:width="25.191cm" svg:height="12.182cm" svg:x="1.399cm" svg:y="4.915cm" presentation:class="outline">
          <draw:text-box>
            <text:p><text:span text:style-name="T2">int summe(int a, int b)</text:span></text:p>
            <text:p><text:span text:style-name="T2">{</text:span></text:p>
            <text:p><text:span text:style-name="T2"><text:s text:c="4"/></text:span><text:span text:style-name="T2">return a+b;</text:span></text:p>
            <text:p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Call By Referenz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Übergabe ist Pointer zum Wert eine Variablen</text:p>
              </text:list-item>
              <text:list-item>
                <text:p>Wert der Variablen wird Verändert</text:p>
              </text:list-item>
              <text:list-item>
                <text:p>Typischerweise zum Verändern von “Klassenvariablen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Beispiel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p><text:span text:style-name="T2">void summe(int* sum, int a, int b)</text:span></text:p>
            <text:p><text:span text:style-name="T2">{</text:span></text:p>
            <text:p><text:span text:style-name="T2"><text:s text:c="3"/></text:span><text:span text:style-name="T2">*sum = a+b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1111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1111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1111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1111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1111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1111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1111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1111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1111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1111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1c1c1c"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1c1c1c"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solid" draw:stroke-dash="Dashed_20__28_var_29_" svg:stroke-width="0.028cm" svg:stroke-color="#1c1c1c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1c1c1c" style:font-name="Robot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1c1c1c" style:font-name="Robot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017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6" draw:layer="backgroundobjects" svg:width="14.063cm" svg:height="1.448cm" svg:x="8.797cm" svg:y="18.872cm" presentation:class="footer">
        <draw:text-box>
          <text:p text:style-name="MP5"><text:span text:style-name="MT2">Tutorium Hardwarenahe Softwareentwicklung</text:span></text:p>
          <text:p text:style-name="MP5"><text:span text:style-name="MT2">Tobias Trabelsi</text:span></text:p>
        </draw:text-box>
      </draw:frame>
      <draw:frame presentation:style-name="Mpr2" draw:text-style-name="MP4" draw:layer="backgroundobjects" svg:width="2.46cm" svg:height="1.448cm" svg:x="24.13cm" svg:y="18.872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597cm" svg:height="1.27cm" svg:x="0.41cm" svg:y="19.05cm">
        <draw:image xlink:href="Pictures/100002010000049D0000010C473D8B7E508FD16C.png" xlink:type="simple" xlink:show="embed" xlink:actuate="onLoad">
          <text:p/>
        </draw:image>
      </draw:frame>
      <draw:frame draw:style-name="Mgr3" draw:text-style-name="MP7" draw:layer="backgroundobjects" svg:width="1.121cm" svg:height="1.043cm" svg:x="6.545cm" svg:y="19.197cm">
        <draw:image xlink:href="Pictures/10000000000000640000005D4F2715C9AB03AC6F.png" xlink:type="simple" xlink:show="embed" xlink:actuate="onLoad">
          <text:p/>
        </draw:image>
      </draw:frame>
      <draw:frame draw:style-name="Mgr3" draw:text-style-name="MP7" draw:layer="backgroundobjects" svg:width="1.329cm" svg:height="1.237cm" svg:x="6.545cm" svg:y="19.003cm">
        <draw:image xlink:href="Pictures/10000000000000640000005D4F2715C9AB03AC6F.png" xlink:type="simple" xlink:show="embed" xlink:actuate="onLoad">
          <text:p/>
        </draw:image>
      </draw:frame>
      <draw:line presentation:style-name="Mpr3" draw:text-style-name="MP7" draw:layer="backgroundobjects" svg:x1="0.508cm" svg:y1="18.288cm" svg:x2="27.432cm" svg:y2="18.28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7:21:11.881545423</meta:creation-date>
    <dc:date>2016-06-09T16:02:46.713077766</dc:date>
    <meta:editing-duration>PT2H20M19S</meta:editing-duration>
    <meta:editing-cycles>54</meta:editing-cycles>
    <meta:generator>LibreOffice/5.1.3.2$Linux_X86_64 LibreOffice_project/10m0$Build-2</meta:generator>
    <meta:document-statistic meta:object-count="43"/>
  </office:meta>
</office:document-meta>
</file>